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8pt" fo:font-weight="bold" officeooo:rsid="000fd183" officeooo:paragraph-rsid="000fd183" fo:background-color="#ffffff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fd183" officeooo:paragraph-rsid="000fd183" fo:background-color="#ffffff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1ce40" officeooo:paragraph-rsid="0011ce40" fo:background-color="#ffffff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2ef79" officeooo:paragraph-rsid="0012ef79" fo:background-color="#ffffff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text-properties fo:font-size="14pt" fo:font-weight="normal" officeooo:rsid="00172ae3" officeooo:paragraph-rsid="0012ef79" fo:background-color="#ffffff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fo:font-weight="normal" officeooo:rsid="00172ae3" officeooo:paragraph-rsid="001bddba" fo:background-color="#ffffff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72ae3" officeooo:paragraph-rsid="001bddba" fo:background-color="#ffffff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a7275" officeooo:paragraph-rsid="001a7275" fo:background-color="#ffffff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a7275" officeooo:paragraph-rsid="001bddba" fo:background-color="#ffffff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d4019" officeooo:paragraph-rsid="001d4019" fo:background-color="#ffffff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text-properties fo:font-size="14pt" fo:font-weight="normal" officeooo:rsid="001d4019" officeooo:paragraph-rsid="001d4019" fo:background-color="#ffffff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e2226" officeooo:paragraph-rsid="001e2226" fo:background-color="#ffffff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e2226" officeooo:paragraph-rsid="001e77c0" fo:background-color="#ffffff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e77c0" officeooo:paragraph-rsid="001e77c0" fo:background-color="#ffffff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20908b" officeooo:paragraph-rsid="0020908b" fo:background-color="#ffffff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20908b" officeooo:paragraph-rsid="0023c13f" fo:background-color="#ffffff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20908b" officeooo:paragraph-rsid="002575c2" fo:background-color="#ffffff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234ed9" officeooo:paragraph-rsid="00234ed9" fo:background-color="#ffffff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23c13f" officeooo:paragraph-rsid="0023c13f" fo:background-color="#ffffff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2575c2" officeooo:paragraph-rsid="002575c2" fo:background-color="#ffffff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2575c2" officeooo:paragraph-rsid="002682d5" fo:background-color="#ffffff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2575c2" officeooo:paragraph-rsid="0027581c" fo:background-color="#ffffff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2682d5" officeooo:paragraph-rsid="002682d5" fo:background-color="#ffffff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27581c" officeooo:paragraph-rsid="0027581c" fo:background-color="#ffffff" style:font-size-asian="12.25pt" style:font-weight-asian="normal" style:font-size-complex="14pt" style:font-weight-complex="normal"/>
    </style:style>
    <style:style style:name="P25" style:family="paragraph" style:parent-style-name="Standard" style:list-style-name="L2">
      <style:text-properties officeooo:paragraph-rsid="001e2226"/>
    </style:style>
    <style:style style:name="P26" style:family="paragraph" style:parent-style-name="Standard" style:list-style-name="L3">
      <style:text-properties officeooo:paragraph-rsid="001e77c0"/>
    </style:style>
    <style:style style:name="P27" style:family="paragraph" style:parent-style-name="Standard" style:list-style-name="L4">
      <style:text-properties officeooo:paragraph-rsid="001e77c0"/>
    </style:style>
    <style:style style:name="P28" style:family="paragraph" style:parent-style-name="Standard" style:list-style-name="L5">
      <style:text-properties officeooo:paragraph-rsid="001e77c0"/>
    </style:style>
    <style:style style:name="P29" style:family="paragraph" style:parent-style-name="Standard" style:list-style-name="L6">
      <style:text-properties officeooo:paragraph-rsid="001e77c0"/>
    </style:style>
    <style:style style:name="P30" style:family="paragraph" style:parent-style-name="Standard" style:list-style-name="L7">
      <style:text-properties officeooo:paragraph-rsid="001e77c0"/>
    </style:style>
    <style:style style:name="T1" style:family="text">
      <style:text-properties officeooo:rsid="0010f37b"/>
    </style:style>
    <style:style style:name="T2" style:family="text">
      <style:text-properties officeooo:rsid="00172ae3"/>
    </style:style>
    <style:style style:name="T3" style:family="text">
      <style:text-properties officeooo:rsid="001bddba"/>
    </style:style>
    <style:style style:name="T4" style:family="text">
      <style:text-properties fo:font-size="14pt" fo:font-weight="normal" officeooo:rsid="001e2226" fo:background-color="#ffffff" loext:char-shading-value="0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e77c0" fo:background-color="#ffffff" loext:char-shading-value="0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fd183" fo:background-color="#ffffff" loext:char-shading-value="0" style:font-size-asian="12.25pt" style:font-weight-asian="normal" style:font-size-complex="14pt" style:font-weight-complex="normal"/>
    </style:style>
    <style:style style:name="T7" style:family="text">
      <style:text-properties officeooo:rsid="001d4019"/>
    </style:style>
    <style:style style:name="T8" style:family="text">
      <style:text-properties officeooo:rsid="001e77c0"/>
    </style:style>
    <style:style style:name="T9" style:family="text">
      <style:text-properties officeooo:rsid="0023c13f"/>
    </style:style>
    <style:style style:name="T10" style:family="text">
      <style:text-properties officeooo:rsid="002575c2"/>
    </style:style>
    <style:style style:name="T11" style:family="text">
      <style:text-properties officeooo:rsid="002682d5"/>
    </style:style>
    <style:style style:name="T12" style:family="text">
      <style:text-properties officeooo:rsid="0028b061"/>
    </style:style>
    <style:style style:name="T13" style:family="text">
      <style:text-properties fo:background-color="#ffe994" loext:char-shading-value="0"/>
    </style:style>
    <style:style style:name="T14" style:family="text">
      <style:text-properties officeooo:rsid="002c1038" fo:background-color="#ffe994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1"/><text:span text:style-name="T13">Assignment-</text:span><text:span text:style-name="T14">1</text:span></text:p>
      <text:p text:style-name="P2">Q<text:span text:style-name="T1">1</text:span>.Write a Dockerfile for Deploying Nginx image with Netflix Homepage and push image to Dockerhub.</text:p>
      <text:p text:style-name="P3">Ans.</text:p>
      <text:p text:style-name="P8">1. nano Dockerfile</text:p>
      <text:p text:style-name="P9"><text:s text:c="7"/><text:span text:style-name="T2">from ubuntu:20.04</text:span></text:p>
      <text:list xml:id="list817332614" text:style-name="L1">
        <text:list-header>
          <text:p text:style-name="P6"><text:s text:c="9"/>RUN apt update &amp;&amp; apt install -y net-tools iputils-ping jq nginx</text:p>
          <text:p text:style-name="P6"><text:s text:c="9"/>COPY index.html /var/www/html/index.nginx-debian.html</text:p>
          <text:p text:style-name="P6"><text:s text:c="9"/>ADD style.css /var/www/html</text:p>
        </text:list-header>
      </text:list>
      <text:p text:style-name="P7"><text:s text:c="18"/>CMD ["nginx", "-g", "daemon off;"]</text:p>
      <text:list xml:id="list145443949720001" text:continue-numbering="true" text:style-name="L1">
        <text:list-header>
          <text:p text:style-name="P6">Press- Ctrl+O ENter and again press Ctrl + X</text:p>
          <text:p text:style-name="P6"><text:span text:style-name="T3">2</text:span>.ls</text:p>
          <text:p text:style-name="P6"><text:span text:style-name="T3">3</text:span>.nano index.html</text:p>
          <text:p text:style-name="P6"><text:span text:style-name="T3">4</text:span>.nano style.css</text:p>
          <text:p text:style-name="P6"><text:span text:style-name="T3">5</text:span>. ls</text:p>
          <text:p text:style-name="P6"><text:span text:style-name="T3">6</text:span>. docker build -t wipro:v1 .</text:p>
          <text:p text:style-name="P6"><text:span text:style-name="T3">7</text:span>. docker run --rm -dit --name wipro --publish 9000:80 wipro:v1</text:p>
          <text:p text:style-name="P6"><text:span text:style-name="T3">8</text:span>. docker ps</text:p>
          <text:p text:style-name="P11">9. docker images</text:p>
          <text:p text:style-name="P6"><text:span text:style-name="T7">10</text:span>. copy the public IP address from virtual machine </text:p>
        </text:list-header>
      </text:list>
      <text:p text:style-name="P7"/>
      <text:p text:style-name="P10">Now push the image to docker hub:</text:p>
      <text:p text:style-name="P12"><text:span text:style-name="T8">1.</text:span>G<text:span text:style-name="T8">o</text:span> to dockerhub </text:p>
      <text:p text:style-name="P12"><text:span text:style-name="T8">2. C</text:span>lick on Repositories</text:p>
      <text:p text:style-name="P12"><text:span text:style-name="T8">3. </text:span>Create a Repository</text:p>
      <text:p text:style-name="P13"><text:span text:style-name="T8">4. </text:span>Open the command prompt</text:p>
      <text:p text:style-name="P13"><text:span text:style-name="T8">5.</text:span> Enter the command</text:p>
      <text:list xml:id="list1005518493" text:style-name="L2">
        <text:list-item>
          <text:p text:style-name="P25"><text:span text:style-name="T4">docker tag <text:s/>wipro:v1 [name of repository]:</text:span><text:span text:style-name="T5">v1 (v1 is a tag)</text:span></text:p>
        </text:list-item>
      </text:list>
      <text:list xml:id="list3471345322" text:style-name="L3">
        <text:list-item>
          <text:p text:style-name="P26"><text:span text:style-name="T5">docker images</text:span></text:p>
        </text:list-item>
      </text:list>
      <text:list xml:id="list1410198531" text:style-name="L4">
        <text:list-item>
          <text:p text:style-name="P27"><text:span text:style-name="T6"><text:s/></text:span><text:span text:style-name="T5">docker login</text:span></text:p>
        </text:list-item>
      </text:list>
      <text:list xml:id="list2359203445" text:style-name="L5">
        <text:list-item>
          <text:p text:style-name="P28"><text:span text:style-name="T5">Enter Username: vivek/wipro</text:span></text:p>
        </text:list-item>
      </text:list>
      <text:list xml:id="list3405716373" text:style-name="L6">
        <text:list-item>
          <text:p text:style-name="P29"><text:span text:style-name="T5">Enter Password: <text:s/>********</text:span></text:p>
        </text:list-item>
      </text:list>
      <text:p text:style-name="P14">Then press Enter it show login succeeded</text:p>
      <text:p text:style-name="P14"/>
      <text:list xml:id="list191642726" text:style-name="L7">
        <text:list-item>
          <text:p text:style-name="P30"><text:span text:style-name="T5">docker push </text:span><text:span text:style-name="T4">[name of repository]:</text:span><text:span text:style-name="T5">v1 <text:s/>(</text:span><text:span text:style-name="T4">name of repository </text:span><text:span text:style-name="T5">with tag :v1)</text:span></text:p>
        </text:list-item>
      </text:list>
      <text:p text:style-name="P2"/>
      <text:p text:style-name="P14">Now go in your Dockerhub and referesh it <text:s/>then it show in that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2.Create a kubernetes deployment with docker pushed image and expose deployment via load balancer</text:p>
      <text:p text:style-name="P10">Ans.</text:p>
      <text:p text:style-name="P23"><text:span text:style-name="T12">1.</text:span>kubectl expose deployment wipro –port 80 –type LoadBalancer –dry-run -o yaml</text:p>
      <text:p text:style-name="P21"><text:span text:style-name="T12">2.</text:span>nano deployment.yaml</text:p>
      <text:p text:style-name="P21"><text:s text:c="6"/>apiVersion: apps/v1</text:p>
      <text:p text:style-name="P21"><text:s text:c="6"/>kind: Deployment</text:p>
      <text:p text:style-name="P21"><text:s text:c="6"/>metadata:</text:p>
      <text:p text:style-name="P21"><text:s text:c="11"/>labels:</text:p>
      <text:p text:style-name="P21"><text:s text:c="14"/>app: wipro</text:p>
      <text:p text:style-name="P21"><text:s text:c="11"/>name:wipro</text:p>
      <text:p text:style-name="P21"><text:s text:c="6"/>spec:</text:p>
      <text:p text:style-name="P21"><text:s text:c="11"/>replicas: 10</text:p>
      <text:p text:style-name="P21"><text:s text:c="11"/>selector:</text:p>
      <text:p text:style-name="P21"><text:s text:c="16"/>matchLabels:</text:p>
      <text:p text:style-name="P21"><text:s text:c="22"/>app: wipro</text:p>
      <text:p text:style-name="P21"><text:s text:c="11"/>strategy: {}</text:p>
      <text:p text:style-name="P21"><text:s text:c="11"/>template:</text:p>
      <text:p text:style-name="P21"><text:s text:c="16"/>metadata:</text:p>
      <text:p text:style-name="P21"><text:s text:c="21"/>labels:</text:p>
      <text:p text:style-name="P21"><text:s text:c="26"/>app: wipro</text:p>
      <text:p text:style-name="P21"><text:s text:c="14"/>spec:</text:p>
      <text:p text:style-name="P21"><text:s text:c="19"/>containers:</text:p>
      <text:p text:style-name="P21"><text:s text:c="19"/>- image: nginx:latest</text:p>
      <text:p text:style-name="P21"><text:s text:c="22"/>name: nginx</text:p>
      <text:p text:style-name="P21"><text:s text:c="19"/>- image: tomcat:latest</text:p>
      <text:p text:style-name="P21"><text:s text:c="22"/>name: tomcat</text:p>
      <text:p text:style-name="P21"><text:s text:c="11"/>---</text:p>
      <text:p text:style-name="P21"><text:s text:c="11"/><text:span text:style-name="T11">apiVersion: v1</text:span></text:p>
      <text:p text:style-name="P23"><text:s text:c="11"/>kind: Service</text:p>
      <text:p text:style-name="P23"><text:s text:c="11"/>metadata:</text:p>
      <text:p text:style-name="P23"><text:s text:c="17"/>labels:</text:p>
      <text:p text:style-name="P23"><text:s text:c="22"/>app: wipro</text:p>
      <text:p text:style-name="P23"><text:s text:c="18"/>name: wipro</text:p>
      <text:p text:style-name="P23"><text:s text:c="17"/>spec:</text:p>
      <text:p text:style-name="P23"><text:s text:c="21"/>ports:</text:p>
      <text:p text:style-name="P23"><text:s text:c="22"/>-port: 80</text:p>
      <text:p text:style-name="P23"><text:s text:c="24"/>protocol: TCP</text:p>
      <text:p text:style-name="P23"><text:s text:c="24"/>targetPort: 80</text:p>
      <text:p text:style-name="P23"><text:s text:c="19"/>selector:</text:p>
      <text:p text:style-name="P23"><text:s text:c="25"/>app: wipro</text:p>
      <text:p text:style-name="P23"><text:s text:c="19"/>type: LoadBalancer</text:p>
      <text:p text:style-name="P10"/>
      <text:p text:style-name="P21"><text:span text:style-name="T12">3. </text:span>Press Ctrl+o and Enter again press Ctre+x to come outside the deployment .yaml </text:p>
      <text:p text:style-name="P21"/>
      <text:p text:style-name="P22"><text:soft-page-break/><text:span text:style-name="T12">4. </text:span>kubectl apply -f deployment.yaml</text:p>
      <text:p text:style-name="P24"><text:span text:style-name="T12">5. </text:span>kubectl get svc</text:p>
      <text:p text:style-name="P24"><text:span text:style-name="T12">6. </text:span>kubectl get pods</text:p>
      <text:p text:style-name="P2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3.Create a Multi Container application using Docker compose</text:p>
      <text:p text:style-name="P3">Ans.Docker compose is a utility to create a multi container application</text:p>
      <text:p text:style-name="P4">Command to create:</text:p>
      <text:p text:style-name="P4"/>
      <text:list xml:id="list145444478182834" text:continue-list="list145443949720001" text:style-name="L1">
        <text:list-header>
          <text:p text:style-name="P5">1.Create a two directory nginx and tomcat y using command mkdir</text:p>
          <text:p text:style-name="P5">2.Enter in directory nginx by using command cd nginx</text:p>
          <text:p text:style-name="P5">3.ls</text:p>
          <text:p text:style-name="P5">4.nano Dockerfile</text:p>
          <text:p text:style-name="P5"><text:s text:c="9"/>from ubuntu:20.04</text:p>
          <text:p text:style-name="P5"><text:s text:c="9"/>RUN apt update &amp;&amp; apt install -y net-tools iputils-ping jq nginx</text:p>
          <text:p text:style-name="P5"><text:s text:c="9"/>COPY index.html /var/www/html/index.nginx-debian.html</text:p>
          <text:p text:style-name="P5"><text:s text:c="9"/>ADD style.css /var/www/html</text:p>
          <text:p text:style-name="P5"><text:s text:c="9"/>CMD ["nginx", "-g", "daemon off;"]</text:p>
          <text:p text:style-name="P5"><text:s text:c="2"/>Press- Ctrl+O ENter and again press Ctrl + X</text:p>
          <text:p text:style-name="P5">5.ls</text:p>
          <text:p text:style-name="P5">6.nano index.html</text:p>
          <text:p text:style-name="P5">7.nano style.css</text:p>
          <text:p text:style-name="P5">8. ls</text:p>
          <text:p text:style-name="P5">9. docker build -t wipro:v1 .</text:p>
          <text:p text:style-name="P5">10. docker run --rm -dit --name wipro --publish 9000:80 wipro:v1</text:p>
          <text:p text:style-name="P5">11. docker ps</text:p>
          <text:p text:style-name="P5">12. copy the public IP address from virtual machine </text:p>
          <text:p text:style-name="P5">13. past the Public IP address with port in browser</text:p>
          <text:p text:style-name="P5">remove the wipro container</text:p>
          <text:p text:style-name="P5">14. docker stop wipro</text:p>
          <text:p text:style-name="P5">15. docker rmi wipro:v1</text:p>
          <text:p text:style-name="P5">16. cd ..</text:p>
          <text:p text:style-name="P5">17. Enter in directory tomcat by using command cd tomcat</text:p>
          <text:p text:style-name="P5">18. ls</text:p>
          <text:p text:style-name="P5">19. for tomcat we install - apt install -y openjdk-8-jdk</text:p>
          <text:p text:style-name="P5">20. java -version</text:p>
          <text:p text:style-name="P5">21.cd eb-tomcat-snakes</text:p>
          <text:p text:style-name="P5">22. ls</text:p>
          <text:p text:style-name="P5">23. mv * /home/azureuser/tomcat/</text:p>
          <text:p text:style-name="P5">24. ls</text:p>
          <text:p text:style-name="P5">25. cd ..</text:p>
          <text:p text:style-name="P5">26. rm -rf eb-tomcat-snakes/</text:p>
          <text:p text:style-name="P5">27. ls</text:p>
          <text:p text:style-name="P5">28. ./build.sh(Create a ROOT.war)</text:p>
          <text:p text:style-name="P5">29. nano Dockerfile</text:p>
          <text:p text:style-name="P5"><text:s text:c="9"/>from tomcat:8.0</text:p>
          <text:p text:style-name="P5"><text:s text:c="9"/>label "Owner"="TOMCAT"</text:p>
          <text:p text:style-name="P5"><text:s text:c="9"/>ADD ROOT.war /usr/local/tomcat/webapps</text:p>
          <text:p text:style-name="P5"><text:s text:c="9"/>CMD ["cataline.sh", "run]</text:p>
          <text:p text:style-name="P5">30. docker build -t tomcat:v1 .</text:p>
          <text:p text:style-name="P5"><text:soft-page-break/>31. docker run --rm -dit --name tomcat --public 9001:8080 tomcat:v1</text:p>
          <text:p text:style-name="P5">32. docker ps -a</text:p>
          <text:p text:style-name="P5">33. docker stop tomcat</text:p>
          <text:p text:style-name="P5">34. docker rmi tomcat:v1</text:p>
          <text:p text:style-name="P5">35. cd ..</text:p>
          <text:p text:style-name="P5">36. ls</text:p>
          <text:p text:style-name="P5">37. nano compose.yaml</text:p>
          <text:p text:style-name="P5"><text:s text:c="10"/>services:</text:p>
          <text:p text:style-name="P5"><text:s text:c="14"/>nginx:</text:p>
          <text:p text:style-name="P5"><text:s text:c="18"/>build:</text:p>
          <text:p text:style-name="P5"><text:s text:c="18"/>context: <text:s/>./nginx</text:p>
          <text:p text:style-name="P5"><text:s text:c="11"/>ports:</text:p>
          <text:p text:style-name="P5"><text:s text:c="15"/>- "9000:80"</text:p>
          <text:p text:style-name="P5"><text:s text:c="8"/></text:p>
          <text:p text:style-name="P5"><text:s text:c="11"/>tomcat:</text:p>
          <text:p text:style-name="P5"><text:s text:c="12"/>build:</text:p>
          <text:p text:style-name="P5"><text:s text:c="15"/>context: <text:s/>./tomcat</text:p>
          <text:p text:style-name="P5"><text:s text:c="12"/>ports:</text:p>
          <text:p text:style-name="P5"><text:s text:c="14"/>- "9001:8080"</text:p>
          <text:p text:style-name="P5">38. ls</text:p>
          <text:p text:style-name="P5">39. docker compose up</text:p>
          <text:p text:style-name="P5">40. Copy the public IP address with port and past on browser 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2:17:59.419552583</meta:creation-date>
    <dc:date>2024-07-19T14:53:50.329748118</dc:date>
    <meta:editing-duration>PT23H39M17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5" meta:paragraph-count="144" meta:word-count="566" meta:character-count="4343" meta:non-whitespace-character-count="3017"/>
  </office:meta>
</office:document-meta>
</file>